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officeooo:rsid="000c107c" officeooo:paragraph-rsid="000c107c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style:text-underline-style="solid" style:text-underline-width="auto" style:text-underline-color="font-color" fo:font-weight="bold" officeooo:rsid="000c107c" officeooo:paragraph-rsid="000c107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style="normal" style:text-underline-style="none" fo:font-weight="normal" officeooo:rsid="000c107c" officeooo:paragraph-rsid="000c107c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style:text-underline-style="none" fo:font-weight="normal" officeooo:rsid="000c107c" officeooo:paragraph-rsid="000c107c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8pt" style:text-underline-style="solid" style:text-underline-width="auto" style:text-underline-color="font-color" fo:font-weight="bold" officeooo:rsid="000c107c" officeooo:paragraph-rsid="000c107c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style:text-underline-style="none" fo:font-weight="normal" officeooo:rsid="000e5352" officeooo:paragraph-rsid="000e535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bold" officeooo:rsid="000e5352" officeooo:paragraph-rsid="000e5352" style:font-size-asian="14pt" style:font-style-asian="normal" style:font-weight-asian="bold" style:font-size-complex="14pt" style:font-style-complex="normal" style:font-weight-complex="bold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-color="#ff0000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-color="#468a1a"/>
      <style:paragraph-properties fo:text-align="center"/>
    </style:style>
    <style:style style:name="P12" style:family="paragraph">
      <style:paragraph-properties fo:text-align="center"/>
      <style:text-properties fo:color="#000000"/>
    </style:style>
    <style:style style:name="P13" style:family="paragraph">
      <loext:graphic-properties draw:fill-color="#ffff00"/>
      <style:paragraph-properties fo:text-align="center"/>
      <style:text-properties fo:color="#000000"/>
    </style:style>
    <style:style style:name="P14" style:family="paragraph">
      <loext:graphic-properties draw:fill-color="#800080"/>
      <style:paragraph-properties fo:text-align="center"/>
      <style:text-properties fo:color="#000000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5eb91e"/>
      <style:paragraph-properties fo:text-align="center"/>
      <style:text-properties fo:color="#000000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16pt" style:font-size-complex="20pt"/>
    </style:style>
    <style:style style:name="T3" style:family="text">
      <style:text-properties fo:color="#000000" fo:font-size="20pt" style:font-size-asian="16pt" style:font-size-complex="20pt"/>
    </style:style>
    <style:style style:name="gr1" style:family="graphic">
      <style:graphic-properties svg:stroke-width="0.801cm" draw:marker-start-width="1.549cm" draw:marker-end-width="1.549cm" draw:fill-color="#ff0000" draw:textarea-horizontal-align="justify" draw:textarea-vertical-align="middle" draw:auto-grow-height="false" fo:min-height="4.323cm" fo:min-width="4.323cm" fo:padding-top="0.395cm" fo:padding-bottom="0.395cm" fo:padding-left="0.395cm" fo:padding-right="0.395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3cm" draw:marker-start-width="0.801cm" draw:marker-end-width="0.801cm" draw:fill-color="#468a1a" draw:textarea-horizontal-align="justify" draw:textarea-vertical-align="middle" draw:auto-grow-height="false" fo:min-height="2.868cm" fo:min-width="2.889cm" fo:padding-top="0.148cm" fo:padding-bottom="0.148cm" fo:padding-left="0.148cm" fo:padding-right="0.148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5" style:family="graphic">
      <style:graphic-properties svg:stroke-width="0.3cm" draw:marker-start-width="0.801cm" draw:marker-end-width="0.801cm" draw:fill-color="#ffff00" draw:textarea-horizontal-align="justify" draw:textarea-vertical-align="middle" draw:auto-grow-height="false" fo:min-height="2.868cm" fo:min-width="2.889cm" fo:padding-top="0.148cm" fo:padding-bottom="0.148cm" fo:padding-left="0.148cm" fo:padding-right="0.148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6" style:family="graphic">
      <style:graphic-properties svg:stroke-width="0.3cm" draw:marker-start-width="0.801cm" draw:marker-end-width="0.801cm" draw:fill-color="#800080" draw:textarea-horizontal-align="justify" draw:textarea-vertical-align="middle" draw:auto-grow-height="false" fo:min-height="2.868cm" fo:min-width="2.889cm" fo:padding-top="0.148cm" fo:padding-bottom="0.148cm" fo:padding-left="0.148cm" fo:padding-right="0.148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7" style:family="graphic">
      <style:graphic-properties svg:stroke-width="0.3cm" draw:marker-start-width="0.801cm" draw:marker-end-width="0.801cm" draw:fill-color="#ff8000" draw:textarea-horizontal-align="justify" draw:textarea-vertical-align="middle" draw:auto-grow-height="false" fo:min-height="2.868cm" fo:min-width="2.889cm" fo:padding-top="0.148cm" fo:padding-bottom="0.148cm" fo:padding-left="0.148cm" fo:padding-right="0.148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8" style:family="graphic">
      <style:graphic-properties svg:stroke-width="0.3cm" draw:marker-start-width="0.801cm" draw:marker-end-width="0.801cm" draw:fill-color="#5eb91e" draw:textarea-horizontal-align="justify" draw:textarea-vertical-align="middle" draw:auto-grow-height="false" fo:min-height="3.164cm" fo:min-width="3.186cm" fo:padding-top="0.148cm" fo:padding-bottom="0.148cm" fo:padding-left="0.148cm" fo:padding-right="0.148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éo <text:s text:c="4"/>&amp; <text:s/>Hugo</text:p>
      <text:p text:style-name="P1">Javaux <text:s text:c="4"/>Gillet</text:p>
      <text:p text:style-name="P1">3GT3 <text:s text:c="6"/>3GT3</text:p>
      <text:p text:style-name="P5">Fortnite</text:p>
      <text:p text:style-name="P2"/>
      <text:p text:style-name="P4"><draw:custom-shape text:anchor-type="paragraph" draw:z-index="3" draw:name="Forme1" draw:style-name="gr4" draw:text-style-name="P11" svg:width="4.922cm" svg:height="4.894cm" svg:x="11.649cm" svg:y="0.524cm"><text:p text:style-name="P10"><text:span text:style-name="T2">Photos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3"><draw:custom-shape text:anchor-type="paragraph" draw:z-index="0" draw:name="Forme1" draw:style-name="gr1" draw:text-style-name="P9" svg:width="6.113cm" svg:height="6.113cm" svg:x="5.854cm" svg:y="5.209cm"><text:p text:style-name="P8"><text:span text:style-name="T1">Page d’accueil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2" draw:name="Forme3" draw:style-name="gr3" draw:text-style-name="P10" svg:x1="16.993cm" svg:y1="7.597cm" svg:x2="16.94cm" svg:y2="7.676cm"><text:p/></draw:line><draw:line text:anchor-type="paragraph" draw:z-index="1" draw:name="Forme2" draw:style-name="gr2" draw:text-style-name="P10" svg:x1="10.776cm" svg:y1="5.904cm" svg:x2="12.178cm" svg:y2="3.602cm"><text:p/></draw:line><draw:line text:anchor-type="paragraph" draw:z-index="4" draw:name="Forme2" draw:style-name="gr2" draw:text-style-name="P10" svg:x1="3.923cm" svg:y1="8.814cm" svg:x2="5.854cm" svg:y2="8.285cm"><text:p/></draw:line><draw:custom-shape text:anchor-type="paragraph" draw:z-index="5" draw:name="Forme1" draw:style-name="gr5" draw:text-style-name="P13" svg:width="4.922cm" svg:height="4.894cm" svg:x="-1.104cm" svg:y="6.541cm"><text:p text:style-name="P12"><text:span text:style-name="T3">Explication du </text:span></text:p><text:p text:style-name="P12"><text:span text:style-name="T3">Battle Royale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6" draw:name="Forme2" draw:style-name="gr2" draw:text-style-name="P10" svg:x1="12.787cm" svg:y1="12.068cm" svg:x2="10.776cm" svg:y2="10.772cm"><text:p/></draw:line><draw:custom-shape text:anchor-type="paragraph" draw:z-index="7" draw:name="Forme1" draw:style-name="gr6" draw:text-style-name="P14" svg:width="4.922cm" svg:height="4.894cm" svg:x="11.755cm" svg:y="11.621cm"><text:p text:style-name="P12"><text:span text:style-name="T3">Gameplay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8" draw:name="Forme2" draw:style-name="gr2" draw:text-style-name="P10" svg:x1="7.574cm" svg:y1="5.612cm" svg:x2="5.563cm" svg:y2="4.316cm"><text:p/></draw:line><draw:custom-shape text:anchor-type="paragraph" draw:z-index="9" draw:name="Forme1" draw:style-name="gr7" draw:text-style-name="P15" svg:width="4.922cm" svg:height="4.894cm" svg:x="1.489cm" svg:y="0.316cm"><text:p text:style-name="P10"><text:span text:style-name="T2">Joueurs connus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0" draw:name="Forme2" draw:style-name="gr2" draw:text-style-name="P10" svg:x1="6.066cm" svg:y1="12.544cm" svg:x2="6.913cm" svg:y2="10.791cm"><text:p/></draw:line><draw:custom-shape text:anchor-type="paragraph" draw:z-index="11" draw:name="Forme1" draw:style-name="gr8" draw:text-style-name="P16" svg:width="4.922cm" svg:height="4.894cm" svg:x="2.441cm" svg:y="12.256cm"><text:p text:style-name="P12"><text:span text:style-name="T3">Les différents </text:span></text:p><text:p text:style-name="P12"><text:span text:style-name="T3">modes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Sujets de secours :</text:p>
      <text:p text:style-name="P6">Sujet 1 : League of legend (lol)</text:p>
      <text:p text:style-name="P6">Sujet 2 : louis Rallye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01:59.602000000</meta:creation-date>
    <dc:date>2019-02-19T13:38:12.181000000</dc:date>
    <meta:editing-duration>PT4M22S</meta:editing-duration>
    <meta:editing-cycles>1</meta:editing-cycles>
    <meta:document-statistic meta:table-count="0" meta:image-count="0" meta:object-count="0" meta:page-count="1" meta:paragraph-count="7" meta:word-count="24" meta:character-count="129" meta:non-whitespace-character-count="96"/>
    <meta:generator>LibreOffice/6.1.0.3$Windows_X86_64 LibreOffice_project/efb621ed25068d70781dc026f7e9c5187a4decd1</meta:generator>
  </office:meta>
</office:document-meta>
</file>